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efore starting a deep dive into your learning adventure, think about the following questions.</text:p>
      <text:p text:style-name="Standard"/>
      <text:p text:style-name="Standard">What is FinOps? And how does it relate to DevOps and cloud financial management?</text:p>
      <text:p text:style-name="Standard">What are some of the considerations for container cost saving in production?</text:p>
      <text:p text:style-name="Standard">How do you build in cost efficiencies for your Kubernetes environment?</text:p>
      <text:p text:style-name="Standard">What is BizOps? How does it enable efficient and effective decision-making from existing Agile and DevOps practices to deliver business value?</text:p>
      <text:p text:style-name="Standard">What is DataOps? Do you think DataOps is just DevOps for Data?</text:p>
      <text:p text:style-name="Standard">How does DataOps accelerate the creation of data and analytics pipelines?</text:p>
      <text:p text:style-name="Standard">Reflect on these questions as you work your way through this module, and particularly when you get to the weekly discussion.</text:p>
      <text:p text:style-name="Standard"/>
      <text:p text:style-name="Standard"/>
      <text:p text:style-name="Standard">OVERVIEW</text:p>
      <text:p text:style-name="Standard">Underline</text:p>
      <text:p text:style-name="Standard"/>
      <text:p text:style-name="Standard">Beyond ConceptThis week you will learn about FinOps, the three phases of FinOps, what FinOps do, and why every DevOps team needs a FinOps lead. You will also learn FinOps for Kubernetes and why containers complicate your cost, how teams manage the visibility and optimization of container costs, and how to apply FinOps best practices to improve cloud financial management.</text:p>
      <text:p text:style-name="Standard"/>
      <text:p text:style-name="Standard">We will exmaine BizOps, the challenges that BizOps try to solve for DevOps approaches, the keys to maximizing the power of BizOps, and the technology requirements for BizOps success. You will also learn how to extend DevOps to BizOps.</text:p>
      <text:p text:style-name="Standard"/>
      <text:p text:style-name="Standard">Finally, you will learn about DataOps, DataOps principles, how DataOps relates to DevOps, and the problems that DataOps are trying to solve. You will come to understand the benefits of DataOps and use cases.</text:p>
      <text:p text:style-name="Standard"/>
      <text:p text:style-name="Standard">Enjoy the module this week. FinOps practice is an excellent approach for bringing accountability to the variable spend model of cloud and building cost efficiencies for your Kubernetes environment. BizOps extend continuous feedback to business planning so enterprises can transform and respond at the speed of business change. DataOps applies agile development, DevOps, and lean manufacturing to data analytics development and operation. Always remember that DevOps is not just about implementing tools, but building culture within the organization.</text:p>
      <text:p text:style-name="Standard"/>
      <text:p text:style-name="Standard"/>
      <text:p text:style-name="Standard">WHY IT MATTERS</text:p>
      <text:p text:style-name="Standard">Underline</text:p>
      <text:p text:style-name="Standard"/>
      <text:p text:style-name="Standard">FinOps</text:p>
      <text:p text:style-name="Standard"/>
      <text:p text:style-name="Standard">As a DevOps Engineer/Architect, you will have to get the most value from every dollar you spend in the cloud. DevOps has allowed companies to accelerate technology delivery to meet customer demand using cloud. DevOps and cloud have changed the dynamic of buying IT. Engineers now have the power to spend company money with code. Finance has less visibility to spend until far after the fact and with little detail or understanding. Spend is dynamic, and it changes daily. This can be good for the business, and for the application, but it also introduces some waste. Kubernetes also brings new complexity. Hence the role of FinOps practices to bring financial accountability to the variable cloud spend.</text:p>
      <text:p text:style-name="Standard"><text:soft-page-break/></text:p>
      <text:p text:style-name="Standard">BizOps</text:p>
      <text:p text:style-name="Standard"/>
      <text:p text:style-name="Standard">Like DevOps, BizOps is not a product or technology. Rather, it is a new approach to data-driven decision-making that connects your business operations and technology functions to drive business outcomes.</text:p>
      <text:p text:style-name="Standard"/>
      <text:p text:style-name="Standard">While DevOps has been widely deployed in large part to help promote agility, the numbers here are also not promising. Three quarters of DevOps initiatives will fail to meet expectations fully.</text:p>
      <text:p text:style-name="Standard"/>
      <text:p text:style-name="Standard">While DevOps represents an important step in the transformation journey, it's not the destination. One of the key limitations is that DevOps approaches don't fully connect technology investments to business outcomes. Ultimately, while DevOps can help teams deliver faster, it doesn't help ensure that teams are delivering the right things. This is where BizOps comes in. BizOps takes Agile and DevOps' key components and extends them to include measurement and strategic and enterprise concerns.</text:p>
      <text:p text:style-name="Standard"/>
      <text:p text:style-name="Standard">DataOps</text:p>
      <text:p text:style-name="Standard"/>
      <text:p text:style-name="Standard">DataOps combines Agile development, DevOps and statical process controls and applies them to data analytics.</text:p>
      <text:p text:style-name="Standard"/>
      <text:p text:style-name="Standard">DataOps builds upon the DevOps development model. DataOps offers a way to reduce errors, shorten the time it takes to set up a development environment, and minimize analytics development cycle time. Nothing could state more clearly why analytics organizations need a DataOps initiative now.</text:p>
      <text:p text:style-name="Standard"/>
      <text:p text:style-name="Standard">DataOps applies the traditional DevOps concepts of agility, continuous integration and deployment, and end-user feedback to data and analytics efforts. However, DataOps is not strictly a technical competency. The real focus and benefits of DataOps are as a level for organizational change, to steer behavior and enable agility.</text:p>
      <text:p text:style-name="Standard"/>
      <text:p text:style-name="Standard">DataOps is an integrated approach for delivering data analytic solutions that use automation, testing, orchestration, collaborative development, containerization, and continuous monitoring to accelerate output continuously and improve quality. The purpose of DataOps is to accelerate the creation of data and analytics pipelines, automate data workflows, and deliver high-quality data analytic solutions that meet business needs as fast as possible.</text:p>
      <text:p text:style-name="Standard"/>
      <text:p text:style-name="Standard">Most data analytics pipelines are relatively complex, with dozens or hundreds of steps; most consist of these stages data ingestion, data transformation, data analysis and data visual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5T10:49:46.059000000</meta:creation-date>
    <dc:date>2023-07-15T10:52:58.162000000</dc:date>
    <meta:editing-duration>PT3M12S</meta:editing-duration>
    <meta:editing-cycles>1</meta:editing-cycles>
    <meta:document-statistic meta:table-count="0" meta:image-count="0" meta:object-count="0" meta:page-count="2" meta:paragraph-count="28" meta:word-count="780" meta:character-count="5101" meta:non-whitespace-character-count="4349"/>
    <meta:generator>LibreOffice/6.1.2.1$Windows_X86_64 LibreOffice_project/65905a128db06ba48db947242809d14d3f9a93fe</meta:generator>
  </office:meta>
</office:document-meta>
</file>